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3.1cm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預設">
        <office:forms form:automatic-focus="false" form:apply-design-mode="false"/>
        <draw:custom-shape draw:style-name="gr1" draw:text-style-name="P1" xml:id="id1" draw:id="id1" draw:layer="layout" svg:width="3.6cm" svg:height="1.8cm" svg:x="8.2cm" svg:y="4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1s" smil:fill="hold" smil:targetElement="id1" smil:attributeName="visibility" smil:to="visible"/>
                  <anim:animate smil:begin="0s" smil:dur="0.6s" smil:fill="hold" smil:targetElement="id1" smil:attributeName="x" smil:from="(-width/2)" smil:to="(x)"/>
                  <anim:animate smil:begin="0.6s" smil:dur="0.2s" smil:fill="hold" smil:decelerate="0.5" smil:autoReverse="true" smil:targetElement="id1" smil:attributeName="skewX" smil:from="0" smil:to="-1"/>
                  <anim:animateTransform smil:begin="0.6s" smil:dur="0.2s" smil:fill="hold" smil:decelerate="1" smil:autoReverse="true" smil:targetElement="id1" smil:from="1,1" smil:to="0.8,1" smil:attributeName="transform" svg:type="scale"/>
                  <anim:animate smil:begin="0.6s" smil:dur="0.2s" smil:fill="hold" smil:decelerate="1" smil:autoReverse="true" smil:targetElement="id1" smil:attributeName="x" smil:by="(height/3+width*0.1)" smil:additive="sum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13:07:08.497000000</meta:creation-date>
    <dc:date>2018-07-15T13:07:54.126000000</dc:date>
    <meta:editing-duration>PT45S</meta:editing-duration>
    <meta:editing-cycles>1</meta:editing-cycles>
    <meta:document-statistic meta:object-count="24"/>
    <meta:generator>LibreOffice/6.0.3.2$Windows_X86_64 LibreOffice_project/8f48d515416608e3a835360314dac7e47fd0b821</meta:generator>
  </office:meta>
</office:document-meta>
</file>